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Text_20_body" style:list-style-name="L7">
      <style:text-properties fo:font-weight="normal" style:font-weight-asian="normal" style:font-weight-complex="normal"/>
    </style:style>
    <style:style style:name="P2" style:family="paragraph" style:parent-style-name="Text_20_body" style:list-style-name="L9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0b46f8"/>
    </style:style>
    <style:style style:name="P6" style:family="paragraph" style:parent-style-name="Text_20_body" style:list-style-name="L7"/>
    <style:style style:name="P7" style:family="paragraph" style:parent-style-name="Text_20_body" style:list-style-name="L9"/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4"/>
    <style:style style:name="P11" style:family="paragraph" style:parent-style-name="Text_20_body" style:list-style-name="L13">
      <style:text-properties officeooo:rsid="000b46f8" officeooo:paragraph-rsid="000b46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bfb9da" loext:opacity="80%" style:font-name="system-ui" fo:font-size="9.75pt" fo:letter-spacing="normal" fo:font-style="normal" fo:font-weight="normal"/>
    </style:style>
    <style:style style:name="T3" style:family="text">
      <style:text-properties fo:font-variant="normal" fo:text-transform="none" fo:color="#bfb9da" loext:opacity="80%" style:font-name="system-ui" fo:font-size="9.75pt" fo:letter-spacing="normal" fo:font-style="normal" fo:font-weight="normal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46f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<text:span text:style-name="T5">I</text:span><text:span text:style-name="T4">nforme de Insights - RiwiSport</text:span></text:p>
      <text:p text:style-name="P3">Resumen Ejecutivo</text:p>
      <text:p text:style-name="Text_20_body">Este informe presenta tres hallazgos clave identificados en el análisis de datos de RiwiSport:</text:p>
      <text:p text:style-name="Text_20_body"/>
      <text:p text:style-name="Text_20_body">Variabilidad de precios: Identificación del producto con mayor dispersión en precios</text:p>
      <text:p text:style-name="Text_20_body">Categoría dominante: Análisis de la categoría que genera mayor ingreso</text:p>
      <text:p text:style-name="Text_20_body">Lealtad de clientes: Métricas de cliente top y tasa de retención</text:p>
      <text:p text:style-name="P3">1. Análisis de Variabilidad de Precios</text:p>
      <text:p text:style-name="Text_20_body">Se ha identificado una notable variación en los precios del producto "Guayos Babolat <text:tab/>Premium 695 o7ycr", con una desviación estándar de 332.34. Esta variabilidad merece una investigación detallada para entender sus causas y potencial impacto en las ventas.</text:p>
      <text:p text:style-name="Text_20_body"/>
      <text:p text:style-name="P3">Métricas Clave:</text:p>
      <text:p text:style-name="Text_20_body">Producto: Guayos Babolat Premium 695 o7ycr</text:p>
      <text:p text:style-name="Text_20_body">Desviación estándar: 332.34</text:p>
      <text:p text:style-name="P3">2. Análisis de Categoría Dominante</text:p>
      <text:p text:style-name="Text_20_body">La categoría "Tenis" destaca como líder en ingresos, generando:</text:p>
      <text:p text:style-name="Text_20_body"><text:tab/>16.6% del total de ingresos</text:p>
      <text:p text:style-name="Text_20_body"><text:tab/>$132,212.00 en ventas totales</text:p>
      <text:p text:style-name="Text_20_body"><text:tab/>Esta categoría representa una oportunidad significativa para el crecimiento continuo del <text:tab/>negocio.</text:p>
      <text:p text:style-name="Text_20_body"/>
      <text:p text:style-name="P3">3. Análisis de Lealtad de Clientes</text:p>
      <text:p text:style-name="Text_20_body"><text:tab/>Cliente Top: Miguel González Gómez</text:p>
      <text:p text:style-name="Text_20_body"><text:tab/>ID Cliente: 40</text:p>
      <text:p text:style-name="Text_20_body"><text:tab/>Ingresos generados: $31,508.00</text:p>
      <text:p text:style-name="Text_20_body"><text:tab/>Número de órdenes: 18</text:p>
      <text:p text:style-name="Text_20_body"><text:tab/>Promedio por orden: $1,750.44</text:p>
      <text:p text:style-name="Text_20_body"><text:tab/>Tasa de Retención</text:p>
      <text:p text:style-name="Text_20_body"><text:tab/>100% de los clientes han realizado más de una orden</text:p>
      <text:p text:style-name="Text_20_body"><text:tab/>Base total de clientes: 50</text:p>
      <text:p text:style-name="Text_20_body"><text:tab/>Indica una excelente tasa de fidelización</text:p>
      <text:p text:style-name="P3"><text:soft-page-break/>Conclusiones y Recomendaciones</text:p>
      <text:list xml:id="list1341095277" text:style-name="L4">
        <text:list-item>
          <text:p text:style-name="P4"><text:span text:style-name="Strong_20_Emphasis"><text:span text:style-name="T4">Variabilidad de Precios</text:span></text:span></text:p>
        </text:list-item>
      </text:list>
      <text:list text:style-name="L7">
        <text:list-item>
          <text:list>
            <text:list-item>
              <text:p text:style-name="P6"><text:span text:style-name="Strong_20_Emphasis"><text:span text:style-name="T1">La alta desviación estándar (332.34) en los Guayos Babolat Premium sugiere una oportunidad de optimización de precios</text:span></text:span></text:p>
            </text:list-item>
            <text:list-item>
              <text:p text:style-name="P1">Recomendación: Implementar una estrategia de precios más consistente</text:p>
            </text:list-item>
          </text:list>
        </text:list-item>
      </text:list>
      <text:list xml:id="list115849743604131" text:continue-list="list1341095277" text:style-name="L4">
        <text:list-header>
          <text:p text:style-name="P4"><text:span text:style-name="Strong_20_Emphasis"/></text:p>
        </text:list-header>
        <text:list-item>
          <text:p text:style-name="P5"><text:span text:style-name="Strong_20_Emphasis"><text:span text:style-name="T4">Categoría Tenis</text:span></text:span></text:p>
        </text:list-item>
      </text:list>
      <text:list text:style-name="L9">
        <text:list-item>
          <text:list>
            <text:list-item>
              <text:p text:style-name="P7"><text:span text:style-name="Strong_20_Emphasis"><text:span text:style-name="T1">Representa el 16.6% de los ingresos totales</text:span></text:span></text:p>
            </text:list-item>
            <text:list-item>
              <text:p text:style-name="P2">Recomendación: Expandir el inventario y promociones en esta categoría</text:p>
            </text:list-item>
          </text:list>
        </text:list-item>
      </text:list>
      <text:list text:continue-list="list115849743604131" text:style-name="L4">
        <text:list-header>
          <text:p text:style-name="P5"><text:span text:style-name="Strong_20_Emphasis"><text:span text:style-name="T4"/></text:span></text:p>
        </text:list-header>
        <text:list-item>
          <text:p text:style-name="P4"><text:span text:style-name="Strong_20_Emphasis">Lealtad de Clientes</text:span></text:p>
        </text:list-item>
      </text:list>
      <text:list text:style-name="L12">
        <text:list-item>
          <text:list>
            <text:list-item>
              <text:p text:style-name="P8">Tasa de retención del 100% indica una base de clientes muy leal</text:p>
            </text:list-item>
            <text:list-item>
              <text:p text:style-name="P8">El cliente top genera un ingreso significativo ($31,508.00)</text:p>
            </text:list-item>
            <text:list-item>
              <text:p text:style-name="P8">Recomendación: Desarrollar un programa VIP para clientes frecuentes</text:p>
            </text:list-item>
          </text:list>
        </text:list-item>
      </text:list>
      <text:p text:style-name="Text_20_body"/>
      <text:h text:style-name="Heading_20_3" text:outline-level="3">KPIs a Monitorear</text:h>
      <text:list xml:id="list2019247676" text:style-name="L13">
        <text:list-item>
          <text:p text:style-name="P9">Desviación estándar de precios por producto (Target: &lt;200)</text:p>
        </text:list-item>
        <text:list-item>
          <text:p text:style-name="P11">Porcentaje de ingresos de la categoría Tenis (Target: &gt;20%)</text:p>
        </text:list-item>
        <text:list-item>
          <text:p text:style-name="P11">Tasa de retención de clientes (Mantener en 100%)</text:p>
          <text:p text:style-name="P10"/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09:57:57.790709938</meta:creation-date>
    <dc:date>2025-10-27T11:58:49.085261824</dc:date>
    <meta:editing-duration>PT26M3S</meta:editing-duration>
    <meta:editing-cycles>1</meta:editing-cycles>
    <meta:document-statistic meta:table-count="0" meta:image-count="0" meta:object-count="0" meta:page-count="2" meta:paragraph-count="41" meta:word-count="313" meta:character-count="2074" meta:non-whitespace-character-count="1800"/>
    <meta:generator>LibreOffice/24.2.7.2$Linux_X86_64 LibreOffice_project/420$Build-2</meta:generator>
  </office:meta>
</office:document-meta>
</file>